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38.04pt"/>
    </style:style>
    <style:style style:name="co3" style:family="table-column">
      <style:table-column-properties fo:break-before="auto" style:column-width="15.65pt"/>
    </style:style>
    <style:style style:name="co4" style:family="table-column">
      <style:table-column-properties fo:break-before="auto" style:column-width="36.51pt"/>
    </style:style>
    <style:style style:name="co5" style:family="table-column">
      <style:table-column-properties fo:break-before="auto" style:column-width="65.06pt"/>
    </style:style>
    <style:style style:name="co6" style:family="table-column">
      <style:table-column-properties fo:break-before="auto" style:column-width="37.3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vi da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tablic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azlik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rez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onkurencij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njamin Mujkić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Haris Imamović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Emira Ibrahimović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Admir Zatega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Vasilije Makitan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string" calcext:value-type="string">
            <text:p>Luka Nedimović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string" calcext:value-type="string">
            <text:p>Hanka Goralija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string" calcext:value-type="string">
            <text:p>Faruk Ibrahimović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string" calcext:value-type="string">
            <text:p>Marko Dimitrić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string" calcext:value-type="string">
            <text:p>Filip Lalović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Vuk Šijaković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string" calcext:value-type="string">
            <text:p>Sanjin Brus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string" calcext:value-type="string">
            <text:p>Leon Kosić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Nikola Jolović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string" calcext:value-type="string">
            <text:p>Alen Hodžić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string" calcext:value-type="string">
            <text:p>Miloš Stojnić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string" calcext:value-type="string">
            <text:p>Slaviša Čovakušić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string" calcext:value-type="string">
            <text:p>Alen Hrnjić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string" calcext:value-type="string">
            <text:p>Никола Вујковић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Stefan Josipović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Ervin Macić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Adnan Dervišević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Bakir Činjarević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David Vučenović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Luka Trtić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Tamara Cvjetković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nan Hajdić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man Kurtovi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sar Hamidović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/00/0000</text:date>, <text:time style:data-style-name="N2" text:time-value="16:15:58.5645395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06T17:21:01.429802460</dc:date>
    <meta:editing-duration>PT1H6M23S</meta:editing-duration>
    <meta:editing-cycles>5</meta:editing-cycles>
    <meta:generator>LibreOffice/6.0.7.3$Linux_X86_64 LibreOffice_project/00m0$Build-3</meta:generator>
    <meta:print-date>2021-06-06T16:27:37.647820016</meta:print-date>
    <meta:document-statistic meta:table-count="1" meta:cell-count="185" meta:object-count="0"/>
  </office:meta>
</office:document-meta>
</file>